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Neue" svg:font-family="HelveticaNeue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92cm"/>
    </style:style>
    <style:style style:name="co2" style:family="table-column">
      <style:table-column-properties fo:break-before="auto" style:column-width="4.246cm"/>
    </style:style>
    <style:style style:name="co3" style:family="table-column">
      <style:table-column-properties fo:break-before="auto" style:column-width="4.583cm"/>
    </style:style>
    <style:style style:name="co4" style:family="table-column">
      <style:table-column-properties fo:break-before="auto" style:column-width="4.891cm"/>
    </style:style>
    <style:style style:name="co5" style:family="table-column">
      <style:table-column-properties fo:break-before="auto" style:column-width="5.089cm"/>
    </style:style>
    <style:style style:name="co6" style:family="table-column">
      <style:table-column-properties fo:break-before="auto" style:column-width="2.108cm"/>
    </style:style>
    <style:style style:name="co7" style:family="table-column">
      <style:table-column-properties fo:break-before="auto" style:column-width="14.4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ro4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order-bottom="none" fo:background-color="#4f7eac" fo:border-left="0.035cm solid #d5d5d5" fo:border-right="0.035cm solid #d5d5d5" fo:border-top="none"/>
      <style:text-properties fo:color="#ffffff" style:text-outline="false" style:text-line-through-style="none" style:font-name="HelveticaNeue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HelveticaNeue" style:font-size-asian="14pt" style:language-asian="en" style:country-asian="US" style:font-style-asian="normal" style:font-weight-asian="bold" style:font-size-complex="7.949999809265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 style:data-style-name="N41">
      <style:table-cell-properties fo:border-bottom="0.035cm solid #d5d5d5" fo:border-left="0.035cm solid #d5d5d5" fo:border-right="0.035cm solid #d5d5d5" fo:border-top="0.035cm solid #e6e6e6"/>
      <style:text-properties fo:color="#262626" style:text-outline="false" style:text-line-through-style="none" style:font-name="HelveticaNeu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4pt" style:language-asian="en" style:country-asian="US" style:font-style-asian="normal" style:font-weight-asian="normal" style:font-size-complex="7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35cm solid #d5d5d5" fo:border-left="0.035cm solid #d5d5d5" fo:border-right="0.035cm solid #d5d5d5" fo:border-top="0.035cm solid #e6e6e6"/>
      <style:text-properties fo:color="#262626" style:text-outline="false" style:text-line-through-style="none" style:font-name="HelveticaNeue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Neue" style:font-size-asian="14pt" style:language-asian="en" style:country-asian="US" style:font-style-asian="normal" style:font-weight-asian="normal" style:font-size-complex="7.94999980926514pt" style:language-complex="en" style:country-complex="US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工作表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 table:style-name="ce1" office:value-type="string">
            <text:p>开始时间</text:p>
          </table:table-cell>
          <table:table-cell table:style-name="ce1" office:value-type="string">
            <text:p>结束时间</text:p>
          </table:table-cell>
          <table:table-cell table:style-name="ce1" office:value-type="string">
            <text:p>项目</text:p>
          </table:table-cell>
          <table:table-cell table:style-name="ce1" office:value-type="string">
            <text:p>轮次</text:p>
          </table:table-cell>
          <table:table-cell table:style-name="ce1" office:value-type="string">
            <text:p>赛制</text:p>
          </table:table-cell>
          <table:table-cell table:style-name="ce1" office:value-type="string">
            <text:p>及格线</text:p>
          </table:table-cell>
          <table:table-cell table:style-name="ce1" office:value-type="string">
            <text:p>还原时限</text:p>
          </table:table-cell>
        </table:table-row>
        <table:table-row table:style-name="ro1">
          <table:table-cell office:value-type="time" office:time-value="PT08H45M00S">
            <text:p>08:45:00</text:p>
          </table:table-cell>
          <table:table-cell office:value-type="time" office:time-value="PT09H15M00S">
            <text:p>09:15:00</text:p>
          </table:table-cell>
          <table:table-cell office:value-type="string">
            <text:p>签到</text:p>
          </table:table-cell>
          <table:table-cell table:number-columns-repeated="4"/>
        </table:table-row>
        <table:table-row table:style-name="ro1">
          <table:table-cell office:value-type="time" office:time-value="PT09H15M00S">
            <text:p>09:15:00</text:p>
          </table:table-cell>
          <table:table-cell office:value-type="time" office:time-value="PT09H30M00S">
            <text:p>09:30:00</text:p>
          </table:table-cell>
          <table:table-cell office:value-type="string">
            <text:p>开场简介</text:p>
          </table:table-cell>
          <table:table-cell table:number-columns-repeated="4"/>
        </table:table-row>
        <table:table-row table:style-name="ro2">
          <table:table-cell office:value-type="time" office:time-value="PT09H30M00S">
            <text:p>09:30:00</text:p>
          </table:table-cell>
          <table:table-cell office:value-type="time" office:time-value="PT10H30M00S">
            <text:p>10:30:00</text:p>
          </table:table-cell>
          <table:table-cell office:value-type="string">
            <text:p>三阶</text:p>
          </table:table-cell>
          <table:table-cell office:value-type="string">
            <text:p>初赛</text:p>
          </table:table-cell>
          <table:table-cell office:value-type="string">
            <text:p>五次计平均</text:p>
          </table:table-cell>
          <table:table-cell/>
          <table:table-cell office:value-type="string">
            <text:p>1分</text:p>
          </table:table-cell>
        </table:table-row>
        <table:table-row table:style-name="ro2">
          <table:table-cell office:value-type="time" office:time-value="PT10H30M00S">
            <text:p>10:30:00</text:p>
          </table:table-cell>
          <table:table-cell office:value-type="time" office:time-value="PT11H00M00S">
            <text:p>11:00:00</text:p>
          </table:table-cell>
          <table:table-cell office:value-type="string">
            <text:p>二阶</text:p>
          </table:table-cell>
          <table:table-cell office:value-type="string">
            <text:p>初赛</text:p>
          </table:table-cell>
          <table:table-cell office:value-type="string">
            <text:p>五次计平均</text:p>
          </table:table-cell>
          <table:table-cell office:value-type="string">
            <text:p>30秒</text:p>
          </table:table-cell>
          <table:table-cell office:value-type="string">
            <text:p>1分</text:p>
          </table:table-cell>
        </table:table-row>
        <table:table-row table:style-name="ro3">
          <table:table-cell office:value-type="time" office:time-value="PT11H00M00S">
            <text:p>11:00:00</text:p>
          </table:table-cell>
          <table:table-cell office:value-type="time" office:time-value="PT11H30M00S">
            <text:p>11:30:00</text:p>
          </table:table-cell>
          <table:table-cell office:value-type="string">
            <text:p>金字塔</text:p>
          </table:table-cell>
          <table:table-cell office:value-type="string">
            <text:p>组合制决赛</text:p>
          </table:table-cell>
          <table:table-cell office:value-type="string">
            <text:p>两次计最好/五次计平均</text:p>
          </table:table-cell>
          <table:table-cell office:value-type="string">
            <text:p>30秒</text:p>
          </table:table-cell>
          <table:table-cell office:value-type="string">
            <text:p>1分</text:p>
          </table:table-cell>
        </table:table-row>
        <table:table-row table:style-name="ro3">
          <table:table-cell office:value-type="time" office:time-value="PT11H30M00S">
            <text:p>11:30:00</text:p>
          </table:table-cell>
          <table:table-cell office:value-type="time" office:time-value="PT12H00M00S">
            <text:p>12:00:00</text:p>
          </table:table-cell>
          <table:table-cell office:value-type="string">
            <text:p>斜转</text:p>
          </table:table-cell>
          <table:table-cell office:value-type="string">
            <text:p>组合制决赛</text:p>
          </table:table-cell>
          <table:table-cell office:value-type="string">
            <text:p>两次计最好/五次计平均</text:p>
          </table:table-cell>
          <table:table-cell office:value-type="string">
            <text:p>30秒</text:p>
          </table:table-cell>
          <table:table-cell office:value-type="string">
            <text:p>1分</text:p>
          </table:table-cell>
        </table:table-row>
        <table:table-row table:style-name="ro2">
          <table:table-cell office:value-type="time" office:time-value="PT12H00M00S">
            <text:p>12:00:00</text:p>
          </table:table-cell>
          <table:table-cell office:value-type="time" office:time-value="PT12H30M00S">
            <text:p>12:30:00</text:p>
          </table:table-cell>
          <table:table-cell office:value-type="string">
            <text:p>三阶</text:p>
          </table:table-cell>
          <table:table-cell office:value-type="string">
            <text:p>复赛</text:p>
          </table:table-cell>
          <table:table-cell office:value-type="string">
            <text:p>五次计平均</text:p>
          </table:table-cell>
          <table:table-cell office:value-type="string">
            <text:p>30秒</text:p>
          </table:table-cell>
          <table:table-cell office:value-type="string">
            <text:p>1分</text:p>
          </table:table-cell>
        </table:table-row>
        <table:table-row table:style-name="ro1">
          <table:table-cell office:value-type="time" office:time-value="PT12H30M00S">
            <text:p>12:30:00</text:p>
          </table:table-cell>
          <table:table-cell office:value-type="time" office:time-value="PT14H00M00S">
            <text:p>14:00:00</text:p>
          </table:table-cell>
          <table:table-cell office:value-type="string">
            <text:p>午餐</text:p>
          </table:table-cell>
          <table:table-cell table:number-columns-repeated="4"/>
        </table:table-row>
        <table:table-row table:style-name="ro1">
          <table:table-cell office:value-type="time" office:time-value="PT14H00M00S">
            <text:p>14:00:00</text:p>
          </table:table-cell>
          <table:table-cell office:value-type="time" office:time-value="PT14H35M00S">
            <text:p>14:35:00</text:p>
          </table:table-cell>
          <table:table-cell office:value-type="string">
            <text:p>午餐</text:p>
          </table:table-cell>
          <table:table-cell table:number-columns-repeated="4"/>
        </table:table-row>
        <table:table-row table:style-name="ro2">
          <table:table-cell office:value-type="time" office:time-value="PT14H35M00S">
            <text:p>14:35:00</text:p>
          </table:table-cell>
          <table:table-cell office:value-type="time" office:time-value="PT15H05M00S">
            <text:p>15:05:00</text:p>
          </table:table-cell>
          <table:table-cell office:value-type="string">
            <text:p>四阶</text:p>
          </table:table-cell>
          <table:table-cell office:value-type="string">
            <text:p>组合制决赛</text:p>
          </table:table-cell>
          <table:table-cell office:value-type="string">
            <text:p>两次计最好/五次计平均</text:p>
          </table:table-cell>
          <table:table-cell office:value-type="string">
            <text:p>2min30s</text:p>
          </table:table-cell>
          <table:table-cell office:value-type="string">
            <text:p>3分</text:p>
          </table:table-cell>
        </table:table-row>
        <table:table-row table:style-name="ro2">
          <table:table-cell office:value-type="time" office:time-value="PT15H05M00S">
            <text:p>15:05:00</text:p>
          </table:table-cell>
          <table:table-cell office:value-type="time" office:time-value="PT15H35M00S">
            <text:p>15:35:00</text:p>
          </table:table-cell>
          <table:table-cell office:value-type="string">
            <text:p>单手</text:p>
          </table:table-cell>
          <table:table-cell office:value-type="string">
            <text:p>初赛</text:p>
          </table:table-cell>
          <table:table-cell office:value-type="string">
            <text:p>两次计最好/五次计平均</text:p>
          </table:table-cell>
          <table:table-cell office:value-type="string">
            <text:p>30秒</text:p>
          </table:table-cell>
          <table:table-cell office:value-type="string">
            <text:p>1分</text:p>
          </table:table-cell>
        </table:table-row>
        <table:table-row table:style-name="ro2">
          <table:table-cell office:value-type="time" office:time-value="PT15H35M00S">
            <text:p>15:35:00</text:p>
          </table:table-cell>
          <table:table-cell office:value-type="time" office:time-value="PT16H15M00S">
            <text:p>16:15:00</text:p>
          </table:table-cell>
          <table:table-cell office:value-type="string">
            <text:p>二阶</text:p>
          </table:table-cell>
          <table:table-cell office:value-type="string">
            <text:p>决赛</text:p>
          </table:table-cell>
          <table:table-cell office:value-type="string">
            <text:p>两次计最好/五次计平均</text:p>
          </table:table-cell>
          <table:table-cell office:value-type="string">
            <text:p>30秒</text:p>
          </table:table-cell>
          <table:table-cell office:value-type="string">
            <text:p>1分</text:p>
          </table:table-cell>
        </table:table-row>
        <table:table-row table:style-name="ro3">
          <table:table-cell office:value-type="time" office:time-value="PT16H15M00S">
            <text:p>16:15:00</text:p>
          </table:table-cell>
          <table:table-cell office:value-type="time" office:time-value="PT16H45M00S">
            <text:p>16:45:00</text:p>
          </table:table-cell>
          <table:table-cell office:value-type="string">
            <text:p>单手</text:p>
          </table:table-cell>
          <table:table-cell office:value-type="string">
            <text:p>组合制决赛</text:p>
          </table:table-cell>
          <table:table-cell office:value-type="string">
            <text:p>两次计最好/五次计平均</text:p>
          </table:table-cell>
          <table:table-cell office:value-type="string">
            <text:p>30秒</text:p>
          </table:table-cell>
          <table:table-cell office:value-type="string">
            <text:p>1分</text:p>
          </table:table-cell>
        </table:table-row>
        <table:table-row table:style-name="ro1">
          <table:table-cell office:value-type="time" office:time-value="PT16H45M00S">
            <text:p>16:45:00</text:p>
          </table:table-cell>
          <table:table-cell office:value-type="time" office:time-value="PT16H55M00S">
            <text:p>16:55:00</text:p>
          </table:table-cell>
          <table:table-cell office:value-type="string">
            <text:p>三阶</text:p>
          </table:table-cell>
          <table:table-cell office:value-type="string">
            <text:p>决赛</text:p>
          </table:table-cell>
          <table:table-cell office:value-type="string">
            <text:p>五次计平均</text:p>
          </table:table-cell>
          <table:table-cell table:number-columns-repeated="2"/>
        </table:table-row>
        <table:table-row table:style-name="ro1">
          <table:table-cell office:value-type="time" office:time-value="PT16H55M00S">
            <text:p>16:55:00</text:p>
          </table:table-cell>
          <table:table-cell office:value-type="time" office:time-value="PT17H30M00S">
            <text:p>17:30:00</text:p>
          </table:table-cell>
          <table:table-cell office:value-type="string">
            <text:p>趣味项目</text:p>
          </table:table-cell>
          <table:table-cell table:number-columns-repeated="4"/>
        </table:table-row>
        <table:table-row table:style-name="ro1">
          <table:table-cell office:value-type="time" office:time-value="PT17H30M00S">
            <text:p>17:30:00</text:p>
          </table:table-cell>
          <table:table-cell office:value-type="time" office:time-value="PT18H00M00S">
            <text:p>18:00:00</text:p>
          </table:table-cell>
          <table:table-cell office:value-type="string">
            <text:p>颁奖</text:p>
          </table:table-cell>
          <table:table-cell table:number-columns-repeated="4"/>
        </table:table-row>
      </table:table>
      <table:table table:name="工作表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工作表3" table:style-name="ta1" table:print="false">
        <table:table-column table:style-name="co8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Neue" svg:font-family="HelveticaNeue"/>
    <style:font-face style:name="F" svg:font-family="" style:font-family-generic="roman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8">2016／03／08</text:date>, <text:time>19:51:17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梦远 郑</meta:initial-creator>
    <meta:creation-date>2016-03-08T17:42:19</meta:creation-date>
    <dc:date>2016-03-08T19:51:17</dc:date>
    <dc:creator>梦远 郑</dc:creator>
    <meta:editing-duration>PT1H14M34S</meta:editing-duration>
    <meta:editing-cycles>1</meta:editing-cycles>
    <meta:document-statistic meta:table-count="3" meta:cell-count="92" meta:object-count="0"/>
    <meta:generator>OpenOffice/4.0.1$Unix OpenOffice.org_project/401m5$Build-9714</meta:generator>
  </office:meta>
</office:document-meta>
</file>